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fddg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xgffd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 office:value-type="string" calcext:value-type="string">
            <text:p>fff</text:p>
          </table:table-cell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zxczxc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fgcgvhbj</text:p>
          </table:table-cell>
          <table:table-cell table:number-columns-repeated="7"/>
          <table:table-cell office:value-type="string" calcext:value-type="string">
            <text:p>sadsad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f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jkjh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6:00:10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5S</meta:editing-duration>
    <meta:editing-cycles>15</meta:editing-cycles>
    <meta:generator>LibreOffice/5.4.3.2$Windows_X86_64 LibreOffice_project/92a7159f7e4af62137622921e809f8546db437e5</meta:generator>
    <dc:date>2018-09-04T16:00:14.682000000</dc:date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